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4071in"/>
    </style:style>
    <style:style style:name="co6" style:family="table-column">
      <style:table-column-properties fo:break-before="auto" style:column-width="0.4362in"/>
    </style:style>
    <style:style style:name="co7" style:family="table-column">
      <style:table-column-properties fo:break-before="auto" style:column-width="1.6736in"/>
    </style:style>
    <style:style style:name="co8" style:family="table-column">
      <style:table-column-properties fo:break-before="auto" style:column-width="0.5791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3909in"/>
    </style:style>
    <style:style style:name="co12" style:family="table-column">
      <style:table-column-properties fo:break-before="auto" style:column-width="2.59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7945in" fo:break-before="auto" style:use-optimal-row-height="true"/>
    </style:style>
    <style:style style:name="ro4" style:family="table-row">
      <style:table-row-properties style:row-height="0.948in" fo:break-before="auto" style:use-optimal-row-height="true"/>
    </style:style>
    <style:style style:name="ro5" style:family="table-row">
      <style:table-row-properties style:row-height="1.1016in" fo:break-before="auto" style:use-optimal-row-height="true"/>
    </style:style>
    <style:style style:name="ro6" style:family="table-row">
      <style:table-row-properties style:row-height="2.4902in" fo:break-before="auto" style:use-optimal-row-height="true"/>
    </style:style>
    <style:style style:name="ro7" style:family="table-row">
      <style:table-row-properties style:row-height="0.6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2022-06-15_18 26_influxdb_data_agreg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office:value-type="string" calcext:value-type="string">
            <text:p>_time</text:p>
          </table:table-cell>
          <table:table-cell office:value-type="string" calcext:value-type="string">
            <text:p>i_position_her</text:p>
          </table:table-cell>
          <table:table-cell office:value-type="string" calcext:value-type="string">
            <text:p>i_id</text:p>
          </table:table-cell>
          <table:table-cell office:value-type="string" calcext:value-type="string">
            <text:p>i_burst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commentaires</text:p>
          </table:table-cell>
          <table:table-cell table:number-columns-repeated="7"/>
          <table:table-cell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3:36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age d’Alexand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2-06-10T08:03:38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3:40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04" calcext:value-type="float">
            <text:p>-104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3:42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3:44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02" calcext:value-type="float">
            <text:p>-102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3:46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2022-06-10T08:03:48Z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zzare qu’il y ait autant de paquets sans valeur → uniquement pour l’adr ? Préfère écarter ces donné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2-06-10T08:03:50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03" calcext:value-type="float">
            <text:p>-103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3:52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3:54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05" calcext:value-type="float">
            <text:p>-105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3:56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3:58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09" calcext:value-type="float">
            <text:p>-109</text:p>
          </table:table-cell>
          <table:table-cell office:value-type="float" office:value="-4.5" calcext:value-type="float">
            <text:p>-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4:00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4:02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11" calcext:value-type="float">
            <text:p>-111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4:04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4:06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4:08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08" calcext:value-type="float">
            <text:p>-108</text:p>
          </table:table-cell>
          <table:table-cell office:value-type="float" office:value="-4.5" calcext:value-type="float">
            <text:p>-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4:10Z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4:12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09" calcext:value-type="float">
            <text:p>-109</text:p>
          </table:table-cell>
          <table:table-cell office:value-type="float" office:value="-7.5" calcext:value-type="float">
            <text:p>-7.5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_time</text:p>
          </table:table-cell>
          <table:table-cell office:value-type="string" calcext:value-type="string">
            <text:p>i_position_her</text:p>
          </table:table-cell>
          <table:table-cell office:value-type="string" calcext:value-type="string">
            <text:p>i_id</text:p>
          </table:table-cell>
          <table:table-cell office:value-type="string" calcext:value-type="string">
            <text:p>i_burst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sn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18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20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8:05:24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26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06" calcext:value-type="float">
            <text:p>-106</text:p>
          </table:table-cell>
          <table:table-cell office:value-type="float" office:value="-4.25" calcext:value-type="float">
            <text:p>-4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28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30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32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-3.5" calcext:value-type="float">
            <text:p>-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34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36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06" calcext:value-type="float">
            <text:p>-106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38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40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42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44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46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3.75" calcext:value-type="float">
            <text:p>-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48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50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5.75" calcext:value-type="float">
            <text:p>-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05:52Z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5:54Z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office:value-type="float" office:value="-1.75" calcext:value-type="float">
            <text:p>-1.75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SNR]</text:p>
          </table:table-cell>
          <table:table-cell office:value-type="string" calcext:value-type="string">
            <text:p>o[SNR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107.428571428571" calcext:value-type="float">
            <text:p>-107.428571428571</text:p>
          </table:table-cell>
          <table:table-cell office:value-type="float" office:value="1.17803017874738" calcext:value-type="float">
            <text:p>1.17803017874738</text:p>
          </table:table-cell>
          <table:table-cell/>
          <table:table-cell office:value-type="float" office:value="-4.28571428571429" calcext:value-type="float">
            <text:p>-4.28571428571429</text:p>
          </table:table-cell>
          <table:table-cell office:value-type="float" office:value="1.88712068766042" calcext:value-type="float">
            <text:p>1.88712068766042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office:value-type="string" calcext:value-type="string">
            <text:p>2022-06-10T08:06:44Z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s grand chose de reçu → Anthurium qui bosse ?</text:p>
          </table:table-cell>
          <table:table-cell/>
          <table:table-cell office:value-type="string" calcext:value-type="string">
            <text:p>2022-06-10T08:08:4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46Z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2022-06-10T08:08:46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4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8:48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50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8:50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52Z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9.25" calcext:value-type="float">
            <text:p>-9.25</text:p>
          </table:table-cell>
          <table:table-cell table:number-columns-repeated="2"/>
          <table:table-cell office:value-type="string" calcext:value-type="string">
            <text:p>2022-06-10T08:08:52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54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8:5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56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8:56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6:5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8:58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00Z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2022-06-10T08:09:00Z</text:p>
          </table:table-cell>
          <table:table-cell office:value-type="float" office:value="3.2" calcext:value-type="float">
            <text:p>3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7.5" calcext:value-type="float">
            <text:p>-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07:02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02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04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0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06Z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07:0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08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10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10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12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12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14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1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16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16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1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18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20Z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2022-06-10T08:09:20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22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22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24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2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26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26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2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28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30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30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32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32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34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3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36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36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3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38Z</text:p>
          </table:table-cell>
          <table:table-cell office:value-type="float" office:value="3.2" calcext:value-type="float">
            <text:p>3.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111" calcext:value-type="float">
            <text:p>-111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07:40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40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42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42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44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44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46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46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48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48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50Z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2022-06-10T08:09:50Z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07:52Z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  <table:table-cell office:value-type="string" calcext:value-type="string">
            <text:p>2022-06-10T08:09:52Z</text:p>
          </table:table-cell>
          <table:table-cell office:value-type="float" office:value="3.2" calcext:value-type="float">
            <text:p>3.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111" calcext:value-type="float">
            <text:p>-111</text:p>
          </table:table-cell>
          <table:table-cell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SNR]</text:p>
          </table:table-cell>
          <table:table-cell office:value-type="string" calcext:value-type="string">
            <text:p>o[SNR]</text:p>
          </table:table-cell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SNR]</text:p>
          </table:table-cell>
          <table:table-cell office:value-type="string" calcext:value-type="string">
            <text:p>o[SNR]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108.4" calcext:value-type="float">
            <text:p>-108.4</text:p>
          </table:table-cell>
          <table:table-cell office:value-type="float" office:value="0.719410189256619" calcext:value-type="float">
            <text:p>0.719410189256619</text:p>
          </table:table-cell>
          <table:table-cell/>
          <table:table-cell office:value-type="float" office:value="-5.9" calcext:value-type="float">
            <text:p>-5.9</text:p>
          </table:table-cell>
          <table:table-cell office:value-type="float" office:value="2.05304651676478" calcext:value-type="float">
            <text:p>2.0530465167647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110.333333333333" calcext:value-type="float">
            <text:p>-110.333333333333</text:p>
          </table:table-cell>
          <table:table-cell office:value-type="float" office:value="0.942809041582921" calcext:value-type="float">
            <text:p>0.942809041582921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float" office:value="1.08012344973464" calcext:value-type="float">
            <text:p>1.08012344973464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 calcext:value-type="string">
            <text:p>10:15 – 10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office:value-type="string" calcext:value-type="string">
            <text:p>R, possible deco de CS</text:p>
          </table:table-cell>
          <table:table-cell/>
          <table:table-cell office:value-type="string" calcext:value-type="string">
            <text:p>10:21 – 10:2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office:value-type="string" calcext:value-type="string">
            <text:p>même en portant la board, R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0:26 – 10:2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2022-06-10T08:33:1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1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18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2.5" calcext:value-type="float">
            <text:p>-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3:2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2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2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2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2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3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32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3:3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3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3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4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4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4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46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2.75" calcext:value-type="float">
            <text:p>-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3:4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8:33:5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5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3:56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-2.25" calcext:value-type="float">
            <text:p>-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3:5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0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0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0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0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0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10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07" calcext:value-type="float">
            <text:p>-107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4:1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1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1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1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2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2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24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106" calcext:value-type="float">
            <text:p>-106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4:2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2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3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3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3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3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38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03" calcext:value-type="float">
            <text:p>-103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4:4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4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4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4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4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5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52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6.75" calcext:value-type="float">
            <text:p>-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4:5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56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4:5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5:0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5:0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5:04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5:06Z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-106" calcext:value-type="float">
            <text:p>-106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5:08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5:10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5:12Z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-106.222222222222" calcext:value-type="float">
            <text:p>-106.222222222222</text:p>
          </table:table-cell>
          <table:table-cell office:value-type="float" office:value="1.39664500999722" calcext:value-type="float">
            <text:p>1.39664500999722</text:p>
          </table:table-cell>
          <table:table-cell/>
          <table:table-cell office:value-type="float" office:value="-1.19444444444444" calcext:value-type="float">
            <text:p>-1.19444444444444</text:p>
          </table:table-cell>
          <table:table-cell office:value-type="float" office:value="2.59748216168021" calcext:value-type="float">
            <text:p>2.5974821616802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8:37:3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3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38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2.25" calcext:value-type="float">
            <text:p>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7:4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4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4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4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4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5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52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2" calcext:value-type="float">
            <text:p>-102</text:p>
          </table:table-cell>
          <table:table-cell office:value-type="float" office:value="3.75" calcext:value-type="float">
            <text:p>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7:5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5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7:5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0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0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0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06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101" calcext:value-type="float">
            <text:p>-101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8:0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8:38:1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1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16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106" calcext:value-type="float">
            <text:p>-106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8:1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2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2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2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2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2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30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102" calcext:value-type="float">
            <text:p>-1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8:3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3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3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3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4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4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44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02" calcext:value-type="float">
            <text:p>-102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8:4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4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5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5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5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5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8:58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103" calcext:value-type="float">
            <text:p>-103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9:0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0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0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0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0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1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12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103" calcext:value-type="float">
            <text:p>-103</text:p>
          </table:table-cell>
          <table:table-cell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9:1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1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1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20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2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24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39:26Z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102" calcext:value-type="float">
            <text:p>-102</text:p>
          </table:table-cell>
          <table:table-cell office:value-type="float" office:value="2.25" calcext:value-type="float">
            <text:p>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8:39:28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8:39:32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8:39:36Z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-102.888888888889" calcext:value-type="float">
            <text:p>-102.888888888889</text:p>
          </table:table-cell>
          <table:table-cell office:value-type="float" office:value="1.52347880008958" calcext:value-type="float">
            <text:p>1.523478800089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2422813026934" calcext:value-type="float">
            <text:p>1.1242281302693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10:47:00 AM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0:49 – 10:50</text:p>
          </table:table-cell>
          <table:table-cell office:value-type="float" office:value="8.2" calcext:value-type="float">
            <text:p>8.2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2022-06-10T08:51:2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2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2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2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30Z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2022-06-10T08:54:28Z</text:p>
          </table:table-cell>
          <table:table-cell office:value-type="float" office:value="9.2" calcext:value-type="float">
            <text:p>9.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51:3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3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3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3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2022-06-10T08:54:3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3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3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40Z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108" calcext:value-type="float">
            <text:p>-108</text:p>
          </table:table-cell>
          <table:table-cell office:value-type="float" office:value="-6.25" calcext:value-type="float">
            <text:p>-6.25</text:p>
          </table:table-cell>
          <table:table-cell table:number-columns-repeated="2"/>
          <table:table-cell office:value-type="string" calcext:value-type="string">
            <text:p>2022-06-10T08:54:3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4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4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4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42Z</text:p>
          </table:table-cell>
          <table:table-cell office:value-type="float" office:value="9.2" calcext:value-type="float">
            <text:p>9.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11" calcext:value-type="float">
            <text:p>-111</text:p>
          </table:table-cell>
          <table:table-cell office:value-type="float" office:value="-7.25" calcext:value-type="float">
            <text:p>-7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51:4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4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4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4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5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4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5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5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54Z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7.75" calcext:value-type="float">
            <text:p>-7.75</text:p>
          </table:table-cell>
          <table:table-cell table:number-columns-repeated="2"/>
          <table:table-cell office:value-type="string" calcext:value-type="string">
            <text:p>2022-06-10T08:54:5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5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5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1:5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5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0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4:5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0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0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0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0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0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0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0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0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1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0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1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1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1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1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1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1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1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16Z</text:p>
          </table:table-cell>
          <table:table-cell office:value-type="float" office:value="9.2" calcext:value-type="float">
            <text:p>9.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-7.25" calcext:value-type="float">
            <text:p>-7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52:2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1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2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2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2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2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26Z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07" calcext:value-type="float">
            <text:p>-107</text:p>
          </table:table-cell>
          <table:table-cell office:value-type="float" office:value="-5.75" calcext:value-type="float">
            <text:p>-5.75</text:p>
          </table:table-cell>
          <table:table-cell table:number-columns-repeated="2"/>
          <table:table-cell office:value-type="string" calcext:value-type="string">
            <text:p>2022-06-10T08:55:2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2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2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3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2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3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30Z</text:p>
          </table:table-cell>
          <table:table-cell office:value-type="float" office:value="9.2" calcext:value-type="float">
            <text:p>9.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7.75" calcext:value-type="float">
            <text:p>-7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52:3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3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3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3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3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3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40Z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2022-06-10T08:55:3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4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4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4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4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4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4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4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4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5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4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5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5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5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5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5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5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2:58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56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3:0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5:5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3:0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6:00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3:04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6:02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3:06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6:04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3:08Z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6.5" calcext:value-type="float">
            <text:p>-6.5</text:p>
          </table:table-cell>
          <table:table-cell table:number-columns-repeated="2"/>
          <table:table-cell office:value-type="string" calcext:value-type="string">
            <text:p>2022-06-10T08:56:06Z</text:p>
          </table:table-cell>
          <table:table-cell office:value-type="float" office:value="9.2" calcext:value-type="float">
            <text:p>9.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8" calcext:value-type="float">
            <text:p>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8:53:10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6:08Z</text:p>
          </table:table-cell>
          <table:table-cell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8:53:12Z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2022-06-10T08:56:10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2-06-10T08:53:14Z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53:16Z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8:53:18Z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SNR]</text:p>
          </table:table-cell>
          <table:table-cell office:value-type="string" calcext:value-type="string">
            <text:p>o[SNR]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108.166666666667" calcext:value-type="float">
            <text:p>-108.166666666667</text:p>
          </table:table-cell>
          <table:table-cell office:value-type="float" office:value="0.687184270935247" calcext:value-type="float">
            <text:p>0.687184270935247</text:p>
          </table:table-cell>
          <table:table-cell/>
          <table:table-cell office:value-type="float" office:value="-6.70833333333333" calcext:value-type="float">
            <text:p>-6.70833333333333</text:p>
          </table:table-cell>
          <table:table-cell office:value-type="float" office:value="0.636014063436409" calcext:value-type="float">
            <text:p>0.63601406343640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109" calcext:value-type="float">
            <text:p>-109</text:p>
          </table:table-cell>
          <table:table-cell office:value-type="float" office:value="1.09544511501066" calcext:value-type="float">
            <text:p>1.09544511501066</text:p>
          </table:table-cell>
          <table:table-cell/>
          <table:table-cell office:value-type="float" office:value="-7.2" calcext:value-type="float">
            <text:p>-7.2</text:p>
          </table:table-cell>
          <table:table-cell office:value-type="float" office:value="0.781024967590665" calcext:value-type="float">
            <text:p>0.781024967590665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0:58 – 11:0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11:03:00 AM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2022-06-10T09:08:1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1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1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18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-0.25" calcext:value-type="float">
            <text:p>-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8:2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2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2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2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2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3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32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2" calcext:value-type="float">
            <text:p>-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8:3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3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3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4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4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4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46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7.75" calcext:value-type="float">
            <text:p>-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8:4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5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5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5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5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8:5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00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111" calcext:value-type="float">
            <text:p>-111</text:p>
          </table:table-cell>
          <table:table-cell office:value-type="float" office:value="-6.75" calcext:value-type="float">
            <text:p>-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9:0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0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0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0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1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1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14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3.75" calcext:value-type="float">
            <text:p>-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9:1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1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2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2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2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2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28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09" calcext:value-type="float">
            <text:p>-109</text:p>
          </table:table-cell>
          <table:table-cell office:value-type="float" office:value="-6.25" calcext:value-type="float">
            <text:p>-6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9:3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3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3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3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3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4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42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3.25" calcext:value-type="float">
            <text:p>-3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9:4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4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4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5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5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5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09:56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4.25" calcext:value-type="float">
            <text:p>-4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09:5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0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0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0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0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0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10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-109" calcext:value-type="float">
            <text:p>-109</text:p>
          </table:table-cell>
          <table:table-cell office:value-type="float" office:value="-4.5" calcext:value-type="float">
            <text:p>-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0:1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14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1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1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20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22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24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107" calcext:value-type="float">
            <text:p>-107</text:p>
          </table:table-cell>
          <table:table-cell office:value-type="float" office:value="-1.5" calcext:value-type="float">
            <text:p>-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0:26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0:28Z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108.3" calcext:value-type="float">
            <text:p>-108.3</text:p>
          </table:table-cell>
          <table:table-cell office:value-type="float" office:value="1.26885775404518" calcext:value-type="float">
            <text:p>1.26885775404518</text:p>
          </table:table-cell>
          <table:table-cell/>
          <table:table-cell office:value-type="float" office:value="-4.025" calcext:value-type="float">
            <text:p>-4.025</text:p>
          </table:table-cell>
          <table:table-cell office:value-type="float" office:value="2.27884290814439" calcext:value-type="float">
            <text:p>2.27884290814439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2022-06-10T09:14:4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4:4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4:5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4:52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7" calcext:value-type="float">
            <text:p>-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4:5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4:5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4:5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00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5:0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0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0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0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1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1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1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1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1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20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-5.5" calcext:value-type="float">
            <text:p>-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5:2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2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2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2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3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3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34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109" calcext:value-type="float">
            <text:p>-109</text:p>
          </table:table-cell>
          <table:table-cell office:value-type="float" office:value="-5.25" calcext:value-type="float">
            <text:p>-5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5:3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3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4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42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6.75" calcext:value-type="float">
            <text:p>-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5:4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4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4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5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5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5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5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5:5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0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02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107" calcext:value-type="float">
            <text:p>-107</text:p>
          </table:table-cell>
          <table:table-cell office:value-type="float" office:value="-9.75" calcext:value-type="float">
            <text:p>-9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6:0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0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0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10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6:1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1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1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1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2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2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2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2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2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30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09" calcext:value-type="float">
            <text:p>-109</text:p>
          </table:table-cell>
          <table:table-cell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6:3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3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3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38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4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42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6:44Z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6.25" calcext:value-type="float">
            <text:p>-6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6:46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16:50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16:54Z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-108.333333333333" calcext:value-type="float">
            <text:p>-108.333333333333</text:p>
          </table:table-cell>
          <table:table-cell office:value-type="float" office:value="0.816496580928469" calcext:value-type="float">
            <text:p>0.816496580928469</text:p>
          </table:table-cell>
          <table:table-cell/>
          <table:table-cell office:value-type="float" office:value="-6.61111111111111" calcext:value-type="float">
            <text:p>-6.61111111111111</text:p>
          </table:table-cell>
          <table:table-cell office:value-type="float" office:value="1.23102887812002" calcext:value-type="float">
            <text:p>1.23102887812002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office:value-type="string" calcext:value-type="string">
            <text:p>2022-06-10T09:18:26Z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1" office:value-type="string" calcext:value-type="string">
            <text:p>11:25:00 AM</text:p>
          </table:table-cell>
          <table:table-cell office:value-type="float" office:value="14.2" calcext:value-type="float">
            <text:p>14.2</text:p>
          </table:table-cell>
          <table:table-cell table:number-columns-repeated="4"/>
          <table:table-cell office:value-type="string" calcext:value-type="string">
            <text:p>sans antenne, R → ouf ! L’antenne sert à qqch !</text:p>
          </table:table-cell>
          <table:table-cell/>
          <table:table-cell table:style-name="ce1" office:value-type="string" calcext:value-type="string">
            <text:p>11:28:00 AM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Avec antenne de nv. R ??? Inquietant…</text:p>
          </table:table-cell>
        </table:table-row>
        <table:table-row table:style-name="ro1">
          <table:table-cell office:value-type="string" calcext:value-type="string">
            <text:p>2022-06-10T09:18:28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30Z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11" calcext:value-type="float">
            <text:p>-111</text:p>
          </table:table-cell>
          <table:table-cell office:value-type="float" office:value="-8.5" calcext:value-type="float">
            <text:p>-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8:32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34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36Z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8:38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40Z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-108" calcext:value-type="float">
            <text:p>-108</text:p>
          </table:table-cell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8:42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44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46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48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50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52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54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56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8:58Z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6.75" calcext:value-type="float">
            <text:p>-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19:00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9:02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19:06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19:10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19:12Z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109" calcext:value-type="float">
            <text:p>-109</text:p>
          </table:table-cell>
          <table:table-cell office:value-type="float" office:value="1.22474487139159" calcext:value-type="float">
            <text:p>1.22474487139159</text:p>
          </table:table-cell>
          <table:table-cell/>
          <table:table-cell office:value-type="float" office:value="-7.4375" calcext:value-type="float">
            <text:p>-7.4375</text:p>
          </table:table-cell>
          <table:table-cell office:value-type="float" office:value="0.836193010016228" calcext:value-type="float">
            <text:p>0.836193010016228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2022-06-10T09:20:4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2:52Z</text:p>
          </table:table-cell>
          <table:table-cell office:value-type="float" office:value="15.2" calcext:value-type="float">
            <text:p>15.2</text:p>
          </table:table-cell>
          <table:table-cell table:number-columns-repeated="4"/>
          <table:table-cell office:value-type="string" calcext:value-type="string">
            <text:p>Retour bar avec antenne (après 14.2 et 14.3, où antenne débranché/rebranché) → retour du signal, ouf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6-10T09:20:5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2:5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0:5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2:5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0:54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  <table:table-cell office:value-type="string" calcext:value-type="string">
            <text:p>2022-06-10T09:32:58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0:5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0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0:5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0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0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0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0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0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0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0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0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1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0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12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4.75" calcext:value-type="float">
            <text:p>-4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1:1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1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1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1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1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1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1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2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18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7.5" calcext:value-type="float">
            <text:p>-7.5</text:p>
          </table:table-cell>
          <table:table-cell table:number-columns-repeated="2"/>
          <table:table-cell office:value-type="string" calcext:value-type="string">
            <text:p>2022-06-10T09:33:2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2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2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22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string" calcext:value-type="string">
            <text:p>2022-06-10T09:33:26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07" calcext:value-type="float">
            <text:p>-10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1:2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2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2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3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2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3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3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3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3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36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1:3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3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3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4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3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4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4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4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42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108" calcext:value-type="float">
            <text:p>-108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2022-06-10T09:33:4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4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4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4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50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11" calcext:value-type="float">
            <text:p>-111</text:p>
          </table:table-cell>
          <table:table-cell office:value-type="float" office:value="-7.5" calcext:value-type="float">
            <text:p>-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1:4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5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5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5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5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5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5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3:5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5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0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1:5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0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0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04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2:0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0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0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0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0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1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0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12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2:1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1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1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16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14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1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1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2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18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22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20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24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22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26Z</text:p>
          </table:table-cell>
          <table:table-cell office:value-type="float" office:value="15.2" calcext:value-type="float">
            <text:p>15.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-107" calcext:value-type="float">
            <text:p>-10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2-06-10T09:22:24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07" calcext:value-type="float">
            <text:p>-107</text:p>
          </table:table-cell>
          <table:table-cell office:value-type="float" office:value="-7.75" calcext:value-type="float">
            <text:p>-7.75</text:p>
          </table:table-cell>
          <table:table-cell table:number-columns-repeated="2"/>
          <table:table-cell office:value-type="string" calcext:value-type="string">
            <text:p>2022-06-10T09:34:28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26Z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2022-06-10T09:34:30Z</text:p>
          </table:table-cell>
          <table:table-cell office:value-type="float" office:value="15.2" calcext:value-type="float">
            <text:p>1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2-06-10T09:22:28Z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10T09:22:30Z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table:formula="of:=SUM([.M467:.M512])/[.J515]" office:value-type="float" office:value="-108.375" calcext:value-type="float">
            <text:p>-108.375</text:p>
          </table:table-cell>
          <table:table-cell table:formula="of:=SQRT(SUMSQ([.M466:.M512])/[.J515] - POWER([.L515];2))" office:value-type="float" office:value="1.21834929310112" calcext:value-type="float">
            <text:p>1.21834929310112</text:p>
          </table:table-cell>
          <table:table-cell/>
          <table:table-cell table:style-name="Default" table:formula="of:=SUM([.N466:.N512])/[.J515]" office:value-type="float" office:value="-6.125" calcext:value-type="float">
            <text:p>-6.125</text:p>
          </table:table-cell>
          <table:table-cell table:formula="of:=SQRT(SUMSQ([.N466:.N511])/[.J515] - POWER([.O515];2))" office:value-type="float" office:value="1.18585412256314" calcext:value-type="float">
            <text:p>1.18585412256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10T09:22:32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5.75" calcext:value-type="float">
            <text:p>-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22:34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36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38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40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42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44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46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8.75" calcext:value-type="float">
            <text:p>-8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22:48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50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52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54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56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2:58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3:00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3:02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3:04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3:06Z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3.5" calcext:value-type="float">
            <text:p>-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23:08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3:10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23:12Z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-108.125" calcext:value-type="float">
            <text:p>-108.125</text:p>
          </table:table-cell>
          <table:table-cell office:value-type="float" office:value="1.26861144563653" calcext:value-type="float">
            <text:p>1.26861144563653</text:p>
          </table:table-cell>
          <table:table-cell/>
          <table:table-cell office:value-type="float" office:value="-6.5625" calcext:value-type="float">
            <text:p>-6.5625</text:p>
          </table:table-cell>
          <table:table-cell office:value-type="float" office:value="1.81034354474503" calcext:value-type="float">
            <text:p>1.81034354474503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11:38:00 AM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table:style-name="ce1" office:value-type="string" calcext:value-type="string">
            <text:p>11:41:00 AM</text:p>
          </table:table-cell>
          <table:table-cell office:value-type="float" office:value="16.2" calcext:value-type="float">
            <text:p>16.2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2022-06-10T09:47:3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7:4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7:4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7:44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7:4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7:4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47:5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47:5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48:0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0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04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8:0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0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1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1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14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1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18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8:2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2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24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2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2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3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32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3.75" calcext:value-type="float">
            <text:p>-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8:34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3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3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4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4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44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4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4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50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8:5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54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5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8:5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00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4.25" calcext:value-type="float">
            <text:p>-4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9:0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04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0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0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10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12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14Z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-106" calcext:value-type="float">
            <text:p>-106</text:p>
          </table:table-cell>
          <table:table-cell office:value-type="float" office:value="-2.25" calcext:value-type="float">
            <text:p>-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49:16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18Z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49:20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105.428571428571" calcext:value-type="float">
            <text:p>-105.428571428571</text:p>
          </table:table-cell>
          <table:table-cell office:value-type="float" office:value="4.71644971977681" calcext:value-type="float">
            <text:p>4.71644971977681</text:p>
          </table:table-cell>
          <table:table-cell/>
          <table:table-cell office:value-type="float" office:value="-1.89285714285714" calcext:value-type="float">
            <text:p>-1.89285714285714</text:p>
          </table:table-cell>
          <table:table-cell office:value-type="float" office:value="4.39329266133765" calcext:value-type="float">
            <text:p>4.3932926613376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09:51:5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1:5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1:58Z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7.5" calcext:value-type="float">
            <text:p>-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2:0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0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0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0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08Z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-111" calcext:value-type="float">
            <text:p>-111</text:p>
          </table:table-cell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2:1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1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1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1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1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2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2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2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2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2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3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32Z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-111" calcext:value-type="float">
            <text:p>-111</text:p>
          </table:table-cell>
          <table:table-cell office:value-type="float" office:value="-9.25" calcext:value-type="float">
            <text:p>-9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2:3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3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3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4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4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4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4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4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5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5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5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5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2:5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0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0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0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0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0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1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1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1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1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1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2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22Z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4.75" calcext:value-type="float">
            <text:p>-4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3:2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2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2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3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32Z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3:3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36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3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4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42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44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46Z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8.75" calcext:value-type="float">
            <text:p>-8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3:48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50Z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3:52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22-06-10T09:53:54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M([.E602:.E657])/[.B662]" office:value-type="float" office:value="-109.166666666667" calcext:value-type="float">
            <text:p>-109.166666666667</text:p>
          </table:table-cell>
          <table:table-cell table:formula="of:=SQRT(SUMSQ([.E600:.E659])/[.B662] - POWER([.D662];2))" office:value-type="float" office:value="1.34370962471612" calcext:value-type="float">
            <text:p>1.34370962471612</text:p>
          </table:table-cell>
          <table:table-cell/>
          <table:table-cell table:style-name="Default" table:formula="of:=SUM([.F601:.F658])/[.B662]" office:value-type="float" office:value="-7.45833333333333" calcext:value-type="float">
            <text:p>-7.45833333333333</text:p>
          </table:table-cell>
          <table:table-cell table:formula="of:=SQRT(SUMSQ([.F600:.F658])/[.B662] - POWER([.G662];2))" office:value-type="float" office:value="1.49594358925137" calcext:value-type="float">
            <text:p>1.49594358925137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09:55:3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3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4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42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3.25" calcext:value-type="float">
            <text:p>-3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5:4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4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4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50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7.5" calcext:value-type="float">
            <text:p>-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5:5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5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5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5:5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0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0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04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7.75" calcext:value-type="float">
            <text:p>-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6:0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0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1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1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1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1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1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2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2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2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2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28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111" calcext:value-type="float">
            <text:p>-111</text:p>
          </table:table-cell>
          <table:table-cell office:value-type="float" office:value="-7" calcext:value-type="float">
            <text:p>-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6:3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3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3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3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3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4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4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4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46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6:4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5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5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5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5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6:5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00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6.25" calcext:value-type="float">
            <text:p>-6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7:0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0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0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0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1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1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1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1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1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2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2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2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2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2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3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3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3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3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3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4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42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4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4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48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50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52Z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office:value-type="float" office:value="-5.75" calcext:value-type="float">
            <text:p>-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09:57:54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09:57:56Z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M([.E664:.E733])/[.B736]" office:value-type="float" office:value="-108.571428571429" calcext:value-type="float">
            <text:p>-108.571428571429</text:p>
          </table:table-cell>
          <table:table-cell table:formula="of:=SQRT(SUMSQ([.E666:.E733])/[.B736] - POWER([.D736];2))" office:value-type="float" office:value="1.17803017874816" calcext:value-type="float">
            <text:p>1.17803017874816</text:p>
          </table:table-cell>
          <table:table-cell/>
          <table:table-cell table:style-name="Default" table:formula="of:=SUM([.F664:.F734])/[.B736]" office:value-type="float" office:value="-6.5" calcext:value-type="float">
            <text:p>-6.5</text:p>
          </table:table-cell>
          <table:table-cell table:formula="of:=SQRT(SUMSQ([.F664:.F734])/[.B736] - POWER([.G736];2))" office:value-type="float" office:value="1.52362350055011" calcext:value-type="float">
            <text:p>1.52362350055011</text:p>
          </table:table-cell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10:07:28Z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1 seul paquet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2-06-10T10:07:30Z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07:32Z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07:34Z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8.75" calcext:value-type="float">
            <text:p>-8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07:36Z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07:38Z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12:12:00 PM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2022-06-10T10:18:1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1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16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-4.25" calcext:value-type="float">
            <text:p>-4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8:1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18:2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24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03" calcext:value-type="float">
            <text:p>-103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8:2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2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3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3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3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3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38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102" calcext:value-type="float">
            <text:p>-10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8:4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4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4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4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4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5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52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8:5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5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8:5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0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0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0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06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105" calcext:value-type="float">
            <text:p>-105</text:p>
          </table:table-cell>
          <table:table-cell office:value-type="float" office:value="2.25" calcext:value-type="float">
            <text:p>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9:0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1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1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1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1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1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20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97" calcext:value-type="float">
            <text:p>-97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9:2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2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19:2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30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-106" calcext:value-type="float">
            <text:p>-106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9:3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34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3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3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4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4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44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19:46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48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50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52Z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19:54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M([.E744:.E799])/[.B803]" office:value-type="float" office:value="-103.625" calcext:value-type="float">
            <text:p>-103.625</text:p>
          </table:table-cell>
          <table:table-cell table:formula="of:=SQRT(SUMSQ([.E749:.E801])/[.B803] - POWER([.D803];2))" office:value-type="float" office:value="3.6721077053921" calcext:value-type="float">
            <text:p>3.6721077053921</text:p>
          </table:table-cell>
          <table:table-cell/>
          <table:table-cell table:style-name="Default" table:formula="of:=SUM([.F749:.F800])/[.B803]" office:value-type="float" office:value="2.5625" calcext:value-type="float">
            <text:p>2.5625</text:p>
          </table:table-cell>
          <table:table-cell table:formula="of:=SQRT(SUMSQ([.F748:.F800])/[.B803] - POWER([.G803];2))" office:value-type="float" office:value="3.17152861409132" calcext:value-type="float">
            <text:p>3.17152861409132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10:23:2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2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26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3.75" calcext:value-type="float">
            <text:p>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3:2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3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3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3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36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-97" calcext:value-type="float">
            <text:p>-97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3:3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4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4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4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4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4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50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3:5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5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5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3:5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0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0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04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107" calcext:value-type="float">
            <text:p>-107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4:0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0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1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1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1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1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18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102" calcext:value-type="float">
            <text:p>-10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4:2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2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2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2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2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3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32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4:3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3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3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4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4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4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4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4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50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102" calcext:value-type="float">
            <text:p>-102</text:p>
          </table:table-cell>
          <table:table-cell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4:5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5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5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4:5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00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103" calcext:value-type="float">
            <text:p>-103</text:p>
          </table:table-cell>
          <table:table-cell office:value-type="float" office:value="3.75" calcext:value-type="float">
            <text:p>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5:0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0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0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0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1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1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14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-96" calcext:value-type="float">
            <text:p>-96</text:p>
          </table:table-cell>
          <table:table-cell office:value-type="float" office:value="6.25" calcext:value-type="float">
            <text:p>6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5:1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1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2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22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2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26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28Z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5:30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25:34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25:38Z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5:40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22-06-10T10:25:42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M([.E805:.E872])/[.B877]" office:value-type="float" office:value="-101.6" calcext:value-type="float">
            <text:p>-101.6</text:p>
          </table:table-cell>
          <table:table-cell table:formula="of:=SQRT(SUMSQ([.E805:.E872])/[.B877] - POWER([.D877];2))" office:value-type="float" office:value="3.32264954516736" calcext:value-type="float">
            <text:p>3.32264954516736</text:p>
          </table:table-cell>
          <table:table-cell/>
          <table:table-cell table:style-name="Default" table:formula="of:=SUM([.F806:.F870])/[.B877]" office:value-type="float" office:value="4.175" calcext:value-type="float">
            <text:p>4.175</text:p>
          </table:table-cell>
          <table:table-cell table:formula="of:=SQRT(SUMSQ([.F805:.F872])/[.B877] - POWER([.G877];2))" office:value-type="float" office:value="2.48004536248836" calcext:value-type="float">
            <text:p>2.48004536248836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27:32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34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36Z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7:38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40Z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6.75" calcext:value-type="float">
            <text:p>-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7:42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44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46Z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108" calcext:value-type="float">
            <text:p>-108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7:48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50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52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54Z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106" calcext:value-type="float">
            <text:p>-106</text:p>
          </table:table-cell>
          <table:table-cell office:value-type="float" office:value="-3.5" calcext:value-type="float">
            <text:p>-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7:56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7:58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8:00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8:02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8:04Z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5.5" calcext:value-type="float">
            <text:p>-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8:06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28:10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8:12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28:16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8:18Z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28:20Z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28:22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M([.E881:.E902])/[.B906]" office:value-type="float" office:value="-106.833333333333" calcext:value-type="float">
            <text:p>-106.833333333333</text:p>
          </table:table-cell>
          <table:table-cell table:formula="of:=SQRT(SUMSQ([.E880:.E904])/[.B906] - POWER([.D906];2))" office:value-type="float" office:value="2.79384243570688" calcext:value-type="float">
            <text:p>2.79384243570688</text:p>
          </table:table-cell>
          <table:table-cell/>
          <table:table-cell table:style-name="Default" table:formula="of:=SUM([.F880:.F903])/[.B906]" office:value-type="float" office:value="-3.04166666666667" calcext:value-type="float">
            <text:p>-3.04166666666667</text:p>
          </table:table-cell>
          <table:table-cell table:formula="of:=SQRT(SUMSQ([.F879:.F903])/[.B906] - POWER([.G906];2))" office:value-type="float" office:value="3.97496505924545" calcext:value-type="float">
            <text:p>3.97496505924545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10:30:5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0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0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04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-2.75" calcext:value-type="float">
            <text:p>-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1:0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0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1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1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14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2.25" calcext:value-type="float">
            <text:p>-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1:1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1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2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2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2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2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28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-108" calcext:value-type="float">
            <text:p>-108</text:p>
          </table:table-cell>
          <table:table-cell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1:3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3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3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3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3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4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4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4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46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1:4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5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5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5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5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1:5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00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109" calcext:value-type="float">
            <text:p>-109</text:p>
          </table:table-cell>
          <table:table-cell office:value-type="float" office:value="-7" calcext:value-type="float">
            <text:p>-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2:0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0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0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0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10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109" calcext:value-type="float">
            <text:p>-109</text:p>
          </table:table-cell>
          <table:table-cell office:value-type="float" office:value="-4.5" calcext:value-type="float">
            <text:p>-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2:1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1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1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1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2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2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24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3.75" calcext:value-type="float">
            <text:p>-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2:2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2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3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3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3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3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38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4.25" calcext:value-type="float">
            <text:p>-4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2:4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4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4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46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4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5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5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5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2:56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7.75" calcext:value-type="float">
            <text:p>-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2:5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3:0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3:0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3:04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3:06Z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2.75" calcext:value-type="float">
            <text:p>-2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3:08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3:10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3:12Z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M([.E909:.E974])/[.B977]" office:value-type="float" office:value="-108.1" calcext:value-type="float">
            <text:p>-108.1</text:p>
          </table:table-cell>
          <table:table-cell table:formula="of:=SQRT(SUMSQ([.E909:.E975])/[.B977] - POWER([.D977];2))" office:value-type="float" office:value="0.830662386292114" calcext:value-type="float">
            <text:p>0.830662386292114</text:p>
          </table:table-cell>
          <table:table-cell/>
          <table:table-cell table:style-name="Default" table:formula="of:=SUM([.F908:.F974])/[.B977]" office:value-type="float" office:value="-4.75" calcext:value-type="float">
            <text:p>-4.75</text:p>
          </table:table-cell>
          <table:table-cell table:formula="of:=SQRT(SUMSQ([.F908:.F975])/[.B977] - POWER([.G977];2))" office:value-type="float" office:value="1.85067555233218" calcext:value-type="float">
            <text:p>1.85067555233218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10:37:4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42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44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46Z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7:48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5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52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54Z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7.25" calcext:value-type="float">
            <text:p>-7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7:56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7:58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0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02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04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06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08Z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-108" calcext:value-type="float">
            <text:p>-108</text:p>
          </table:table-cell>
          <table:table-cell office:value-type="float" office:value="-5.25" calcext:value-type="float">
            <text:p>-5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8:1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12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38:16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18Z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-5.5" calcext:value-type="float">
            <text:p>-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8:2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22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24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26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28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3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32Z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8:34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38:38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40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022-06-10T10:38:44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46Z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3.75" calcext:value-type="float">
            <text:p>-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8:48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50Z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-106" calcext:value-type="float">
            <text:p>-106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38:52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38:54Z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M([.E979:.E1016])/[.B1018]" office:value-type="float" office:value="-107.714285714286" calcext:value-type="float">
            <text:p>-107.714285714286</text:p>
          </table:table-cell>
          <table:table-cell table:formula="of:=SQRT(SUMSQ([.E979:.E1015])/[.B1018] - POWER([.D1018];2))" office:value-type="float" office:value="0.880630571853385" calcext:value-type="float">
            <text:p>0.880630571853385</text:p>
          </table:table-cell>
          <table:table-cell/>
          <table:table-cell table:style-name="Default" table:formula="of:=SUM([.F978:.F1015])/[.B1018]" office:value-type="float" office:value="-5.17857142857143" calcext:value-type="float">
            <text:p>-5.17857142857143</text:p>
          </table:table-cell>
          <table:table-cell table:formula="of:=SQRT(SUMSQ([.F979:.F1016])/[.B1018] - POWER([.G1018];2))" office:value-type="float" office:value="1.25152967628108" calcext:value-type="float">
            <text:p>1.25152967628108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10:43:22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24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26Z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28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30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32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34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36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1.25" calcext:value-type="float">
            <text:p>-1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38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40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-105" calcext:value-type="float">
            <text:p>-105</text:p>
          </table:table-cell>
          <table:table-cell office:value-type="float" office:value="-1.25" calcext:value-type="float">
            <text:p>-1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42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44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46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48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-106" calcext:value-type="float">
            <text:p>-106</text:p>
          </table:table-cell>
          <table:table-cell office:value-type="float" office:value="1.5" calcext:value-type="float">
            <text:p>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50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52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54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-106" calcext:value-type="float">
            <text:p>-106</text:p>
          </table:table-cell>
          <table:table-cell office:value-type="float" office:value="-2.25" calcext:value-type="float">
            <text:p>-2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3:56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3:58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-105" calcext:value-type="float">
            <text:p>-105</text:p>
          </table:table-cell>
          <table:table-cell office:value-type="float" office:value="-1.5" calcext:value-type="float">
            <text:p>-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4:00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4:02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2" calcext:value-type="float">
            <text:p>-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4:04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4:06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4:08Z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1.75" calcext:value-type="float">
            <text:p>-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44:10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44:12Z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M([.E1021:.E1044])/[.B1047]" office:value-type="float" office:value="-106.2" calcext:value-type="float">
            <text:p>-106.2</text:p>
          </table:table-cell>
          <table:table-cell table:formula="of:=SQRT(SUMSQ([.E1021:.E1044])/[.B1047] - POWER([.D1047];2))" office:value-type="float" office:value="1.46969384566986" calcext:value-type="float">
            <text:p>1.46969384566986</text:p>
          </table:table-cell>
          <table:table-cell/>
          <table:table-cell table:style-name="Default" table:formula="of:=SUM([.F1021:.F1044])/[.B1047]" office:value-type="float" office:value="-0.25" calcext:value-type="float">
            <text:p>-0.25</text:p>
          </table:table-cell>
          <table:table-cell table:formula="of:=SQRT(SUMSQ([.F1021:.F1044])/[.B1047] - POWER([.G1047];2))" office:value-type="float" office:value="1.89736659610103" calcext:value-type="float">
            <text:p>1.89736659610103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7">
          <table:table-cell office:value-type="string" calcext:value-type="string">
            <text:p>2022-06-10T10:51:06Z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Redemarrage juste avant + OTAA → wow, OTAA sans problème, signal bon donc 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2-06-10T10:51:08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10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-8.5" calcext:value-type="float">
            <text:p>-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12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14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16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18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20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4.25" calcext:value-type="float">
            <text:p>-4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22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24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106" calcext:value-type="float">
            <text:p>-106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26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28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-0.25" calcext:value-type="float">
            <text:p>-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30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32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34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-104" calcext:value-type="float">
            <text:p>-1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36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38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0.25" calcext:value-type="float">
            <text:p>-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40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42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-105" calcext:value-type="float">
            <text:p>-105</text:p>
          </table:table-cell>
          <table:table-cell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44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46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48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1.25" calcext:value-type="float">
            <text:p>-1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50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1:52Z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0.5" calcext:value-type="float">
            <text:p>-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1:54Z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M([.E1050:.E1073])/[.B1075]" office:value-type="float" office:value="-106.7" calcext:value-type="float">
            <text:p>-106.7</text:p>
          </table:table-cell>
          <table:table-cell table:formula="of:=SQRT(SUMSQ([.E1050:.E1072])/[.B1075] - POWER([.D1075];2))" office:value-type="float" office:value="1.41774468787522" calcext:value-type="float">
            <text:p>1.41774468787522</text:p>
          </table:table-cell>
          <table:table-cell/>
          <table:table-cell table:style-name="Default" table:formula="of:=SUM([.F1051:.F1072])/[.B1075]" office:value-type="float" office:value="-1.075" calcext:value-type="float">
            <text:p>-1.075</text:p>
          </table:table-cell>
          <table:table-cell table:formula="of:=SQRT(SUMSQ([.F1051:.F1073])/[.B1075] - POWER([.G1075];2))" office:value-type="float" office:value="2.93055028962139" calcext:value-type="float">
            <text:p>2.930550289621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2022-06-10T10:54:50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4:52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4:54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4:56Z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4:58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00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02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04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06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08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10Z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-109" calcext:value-type="float">
            <text:p>-109</text:p>
          </table:table-cell>
          <table:table-cell office:value-type="float" office:value="-8.25" calcext:value-type="float">
            <text:p>-8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5:12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14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16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18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20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22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24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26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28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30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32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34Z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office:value-type="float" office:value="-5.75" calcext:value-type="float">
            <text:p>-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2-06-10T10:55:36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22-06-10T10:55:38Z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M([.E1079:.E1100])/[.B1103]" office:value-type="float" office:value="-109" calcext:value-type="float">
            <text:p>-109</text:p>
          </table:table-cell>
          <table:table-cell table:formula="of:=SQRT(SUMSQ([.E1078:.E1100])/[.B1103] - POWER([.D1103];2))" office:value-type="float" office:value="0" calcext:value-type="float">
            <text:p>0</text:p>
          </table:table-cell>
          <table:table-cell/>
          <table:table-cell table:style-name="Default" table:formula="of:=SUM([.F1078:.F1100])/[.B1103]" office:value-type="float" office:value="-7.33333333333333" calcext:value-type="float">
            <text:p>-7.33333333333333</text:p>
          </table:table-cell>
          <table:table-cell table:formula="of:=SQRT(SUMSQ([.F1078:.F1100])/[.B1103] - POWER([.G1103];2))" office:value-type="float" office:value="1.12422813026935" calcext:value-type="float">
            <text:p>1.12422813026935</text:p>
          </table:table-cell>
          <table:table-cell table:number-columns-repeated="11"/>
        </table:table-row>
        <table:table-row table:style-name="ro1" table:number-rows-repeated="104747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9:18:58.272687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28T19:23:40.877707082</dc:date>
    <meta:editing-duration>PT32M47S</meta:editing-duration>
    <meta:editing-cycles>6</meta:editing-cycles>
    <meta:document-statistic meta:table-count="1" meta:cell-count="3217" meta:object-count="0"/>
  </office:meta>
</office:document-meta>
</file>